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2088" calcext:value-type="float">
            <text:p>83.7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1864" calcext:value-type="float">
            <text:p>82.7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1408" calcext:value-type="float">
            <text:p>82.1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8072" calcext:value-type="float">
            <text:p>81.3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3672" calcext:value-type="float">
            <text:p>80.4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6472" calcext:value-type="float">
            <text:p>79.9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0104" calcext:value-type="float">
            <text:p>80.0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8776" calcext:value-type="float">
            <text:p>74.7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4832" calcext:value-type="float">
            <text:p>74.4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224" calcext:value-type="float">
            <text:p>75.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2784" calcext:value-type="float">
            <text:p>74.8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2704" calcext:value-type="float">
            <text:p>74.2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6064" calcext:value-type="float">
            <text:p>74.4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4184" calcext:value-type="float">
            <text:p>74.6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0384" calcext:value-type="float">
            <text:p>74.7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9296" calcext:value-type="float">
            <text:p>75.1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028" calcext:value-type="float">
            <text:p>74.6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9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8576" calcext:value-type="float">
            <text:p>73.1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4136" calcext:value-type="float">
            <text:p>71.9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8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1784" calcext:value-type="float">
            <text:p>74.4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2824" calcext:value-type="float">
            <text:p>71.3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5488" calcext:value-type="float">
            <text:p>69.0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9216" calcext:value-type="float">
            <text:p>66.8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7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0728" calcext:value-type="float">
            <text:p>65.2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7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1312" calcext:value-type="float">
            <text:p>65.3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5664" calcext:value-type="float">
            <text:p>63.6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6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6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6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6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701</text:p>
          </table:table-cell>
          <table:table-cell office:value-type="string" calcext:value-type="string">
            <text:p>TWDB:0755701</text:p>
          </table:table-cell>
          <table:table-cell office:value-type="string" calcext:value-type="string">
            <text:p>196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